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 style:master-page-name="Standard">
      <style:table-properties style:width="6.2681in" style:page-number="auto" table:align="margins" style:writing-mode="lr-tb"/>
    </style:style>
    <style:style style:name="Table2.A" style:family="table-column">
      <style:table-column-properties style:column-width="5.6354in" style:rel-column-width="58920*"/>
    </style:style>
    <style:style style:name="Table2.B" style:family="table-column">
      <style:table-column-properties style:column-width="0.6326in" style:rel-column-width="6615*"/>
    </style:style>
    <style:style style:name="Table2.1" style:family="table-row">
      <style:table-row-properties style:min-row-height="0.0521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575in" fo:margin-left="-0.075in" table:align="left" style:writing-mode="lr-tb"/>
    </style:style>
    <style:style style:name="Table1.A" style:family="table-column">
      <style:table-column-properties style:column-width="0.8021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2.3563in"/>
    </style:style>
    <style:style style:name="Table1.D" style:family="table-column">
      <style:table-column-properties style:column-width="0.4521in"/>
    </style:style>
    <style:style style:name="Table1.E" style:family="table-column">
      <style:table-column-properties style:column-width="2.797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0in" fo:margin-right="0in" fo:text-align="center" style:justify-single-word="false" fo:text-indent="0in" style:auto-text-indent="false">
        <style:tab-stops>
          <style:tab-stop style:position="3in" style:type="center"/>
          <style:tab-stop style:position="6.3854in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5.1252in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1" fo:font-size="10pt" fo:language="zxx" fo:country="none" fo:font-weight="normal" fo:background-color="transparent" style:font-name-asian="Calibri" style:font-size-asian="10pt" style:language-asian="zxx" style:country-asian="none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1" fo:font-size="10pt" fo:language="zxx" fo:country="none" style:text-underline-style="solid" style:text-underline-width="auto" style:text-underline-color="font-color" fo:font-weight="normal" fo:background-color="transparent" style:font-name-asian="Calibri" style:font-size-asian="10pt" style:language-asian="zxx" style:country-asian="none" style:font-name-complex="Arial" style:font-size-complex="10pt"/>
    </style:style>
    <style:style style:name="P7" style:family="paragraph" style:parent-style-name="Standard">
      <style:text-properties fo:color="#000000" style:font-name="Times New Roman1" fo:font-size="12pt" fo:language="en" fo:country="US" style:font-size-asian="12pt" style:font-name-complex="Arial" style:font-size-complex="12pt" style:font-weight-complex="bold"/>
    </style:style>
    <style:style style:name="P8" style:family="paragraph" style:parent-style-name="Standard">
      <style:text-properties fo:color="#000000" style:font-name="Times New Roman1" fo:font-size="12pt" fo:language="fi" fo:country="FI" style:font-size-asian="12pt" style:font-name-complex="Arial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1" fo:font-size="12pt" fo:language="fi" fo:country="FI" style:font-size-asian="12pt" style:font-name-complex="Arial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Times New Roman1" fo:font-size="12pt" fo:language="fi" fo:country="FI" style:font-size-asian="12pt" style:font-name-complex="Arial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1" fo:font-size="12pt" fo:language="fi" fo:country="FI" style:font-size-asian="12pt" style:font-name-complex="Arial" style:font-size-complex="12pt"/>
    </style:style>
    <style:style style:name="P12" style:family="paragraph" style:parent-style-name="Standard">
      <style:text-properties fo:color="#000000" style:font-name="Times New Roman1" fo:font-size="12pt" fo:language="id" fo:country="ID" style:font-size-asian="12pt" style:font-name-complex="Arial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2pt" style:font-size-asian="12pt" style:font-size-complex="12pt"/>
    </style:style>
    <style:style style:name="P15" style:family="paragraph" style:parent-style-name="Standard">
      <style:paragraph-properties fo:margin-left="0.9374in" fo:margin-right="0in" fo:text-align="justify" style:justify-single-word="false" fo:text-indent="0.3752in" style:auto-text-indent="false"/>
      <style:text-properties fo:color="#000000" style:font-name="Times New Roman1" fo:font-size="12pt" fo:language="id" fo:country="ID" style:font-size-asian="12pt" style:font-name-complex="Arial" style:font-size-complex="12pt"/>
    </style:style>
    <style:style style:name="P16" style:family="paragraph" style:parent-style-name="Standard">
      <style:paragraph-properties fo:margin-left="0.9374in" fo:margin-right="0in" fo:text-align="justify" style:justify-single-word="false" fo:text-indent="0.3752in" style:auto-text-indent="false"/>
      <style:text-properties style:font-name="Times New Roman1" fo:font-size="12pt" style:font-size-asian="12pt" style:font-size-complex="12pt"/>
    </style:style>
    <style:style style:name="P17" style:family="paragraph" style:parent-style-name="Standard">
      <style:paragraph-properties fo:margin-left="0.9374in" fo:margin-right="0in" fo:margin-top="0.0835in" fo:margin-bottom="0in" fo:text-align="justify" style:justify-single-word="false" fo:text-indent="0.3752in" style:auto-text-indent="false"/>
      <style:text-properties style:font-name="Times New Roman1" fo:font-size="12pt" style:font-size-asian="12pt" style:font-size-complex="12pt"/>
    </style:style>
    <style:style style:name="P18" style:family="paragraph" style:parent-style-name="Standard">
      <style:paragraph-properties fo:margin-left="1.1252in" fo:margin-right="0in" fo:text-align="justify" style:justify-single-word="false" fo:text-indent="-0.1874in" style:auto-text-indent="false">
        <style:tab-stops>
          <style:tab-stop style:position="1.1252in"/>
          <style:tab-stop style:position="2.3752in"/>
          <style:tab-stop style:position="2.5626in"/>
        </style:tab-stops>
      </style:paragraph-properties>
      <style:text-properties style:font-name="Times New Roman1" fo:font-size="12pt" style:font-size-asian="12pt" style:font-size-complex="12pt"/>
    </style:style>
    <style:style style:name="P19" style:family="paragraph" style:parent-style-name="Standard">
      <style:paragraph-properties fo:margin-left="1.1252in" fo:margin-right="0in" fo:text-indent="0.3752in" style:auto-text-indent="false"/>
      <style:text-properties fo:color="#000000" style:font-name="Times New Roman1" fo:font-size="12pt" fo:language="id" fo:country="ID" style:font-size-asian="12pt" style:font-name-complex="Arial" style:font-size-complex="12pt"/>
    </style:style>
    <style:style style:name="P20" style:family="paragraph" style:parent-style-name="Standard">
      <style:paragraph-properties fo:margin-left="1.1252in" fo:margin-right="0in" fo:text-indent="0.3752in" style:auto-text-indent="false"/>
      <style:text-properties fo:color="#000000" style:font-name="Times New Roman1" fo:font-size="12pt" fo:language="fi" fo:country="FI" style:font-size-asian="12pt" style:font-name-complex="Arial" style:font-size-complex="12pt"/>
    </style:style>
    <style:style style:name="P21" style:family="paragraph" style:parent-style-name="Standard">
      <style:paragraph-properties fo:margin-left="1.1252in" fo:margin-right="0in" fo:text-indent="0in" style:auto-text-indent="false"/>
      <style:text-properties fo:color="#000000" style:font-name="Times New Roman1" fo:font-size="12pt" fo:language="fi" fo:country="FI" style:font-size-asian="12pt" style:font-name-complex="Arial" style:font-size-complex="12pt"/>
    </style:style>
    <style:style style:name="P22" style:family="paragraph" style:parent-style-name="Standard">
      <style:paragraph-properties fo:margin-top="0.0417in" fo:margin-bottom="0in" fo:text-align="justify" style:justify-single-word="false"/>
      <style:text-properties fo:color="#000000" style:font-name="Times New Roman1" fo:font-size="12pt" fo:language="id" fo:country="ID" style:font-size-asian="12pt" style:font-name-complex="Arial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4" style:family="paragraph" style:parent-style-name="Standard">
      <style:text-properties fo:color="#000000" style:font-name="Times New Roman1" fo:font-size="12pt" fo:language="fi" fo:country="FI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text-properties fo:color="#000000" style:font-name="Times New Roman1" fo:font-size="12pt" fo:language="it" fo:country="CH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WW8Num2">
      <style:paragraph-properties fo:margin-top="0.0835in" fo:margin-bottom="0in" fo:text-align="justify" style:justify-single-word="false"/>
      <style:text-properties style:font-name="Times New Roman1" fo:font-size="12pt" style:font-size-asian="12pt" style:font-size-complex="12pt"/>
    </style:style>
    <style:style style:name="P28" style:family="paragraph" style:parent-style-name="Standard" style:list-style-name="WW8Num1">
      <style:paragraph-properties fo:margin-top="0.0417in" fo:margin-bottom="0in" fo:text-align="justify" style:justify-single-word="false"/>
      <style:text-properties style:font-name="Times New Roman1" fo:font-size="12pt" style:font-size-asian="12pt" style:font-size-complex="12pt"/>
    </style:style>
    <style:style style:name="P29" style:family="paragraph" style:parent-style-name="Standard" style:list-style-name="WW8Num2">
      <style:paragraph-properties fo:margin-top="0.0417in" fo:margin-bottom="0in" fo:text-align="justify" style:justify-single-word="false"/>
      <style:text-properties style:font-name="Times New Roman1" fo:font-size="12pt" style:font-size-asian="12pt" style:font-size-complex="12pt"/>
    </style:style>
    <style:style style:name="P30" style:family="paragraph" style:parent-style-name="Standard">
      <style:paragraph-properties fo:margin-left="3.0626in" fo:margin-right="0in" fo:text-align="center" style:justify-single-word="false" fo:text-indent="0in" style:auto-text-indent="false"/>
      <style:text-properties fo:color="#000000" style:font-name="Times New Roman1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left="3.0626in" fo:margin-right="0in" fo:text-align="center" style:justify-single-word="false" fo:text-indent="0in" style:auto-text-indent="false"/>
      <style:text-properties fo:color="#000000" style:font-name="Times New Roman1" fo:font-size="12pt" fo:language="id" fo:country="ID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left="3.0626in" fo:margin-right="0in" fo:text-align="center" style:justify-single-word="false" fo:text-indent="0in" style:auto-text-indent="false"/>
      <style:text-properties fo:color="#000000" style:font-name="Times New Roman1" fo:font-size="12pt" fo:language="fi" fo:country="FI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left="3.0626in" fo:margin-right="0in" fo:text-align="center" style:justify-single-word="false" fo:text-indent="0in" style:auto-text-indent="false"/>
      <style:text-properties fo:color="#000000" style:font-name="Times New Roman1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left="1.1252in" fo:margin-right="0in" fo:text-indent="0.3752in" style:auto-text-indent="false"/>
      <style:text-properties fo:color="#000000" style:font-name="Times New Roman1" fo:font-size="12pt" fo:language="id" fo:country="ID" style:font-size-asian="12pt" style:font-name-complex="Arial" style:font-size-complex="12pt"/>
    </style:style>
    <style:style style:name="P35" style:family="paragraph">
      <style:paragraph-properties fo:text-align="center"/>
    </style:style>
    <style:style style:name="T1" style:family="text">
      <style:text-properties fo:color="#000000" fo:language="fi" fo:country="FI" style:font-name-complex="Arial"/>
    </style:style>
    <style:style style:name="T2" style:family="text">
      <style:text-properties fo:color="#000000" fo:language="fi" fo:country="FI" style:text-underline-style="solid" style:text-underline-width="auto" style:text-underline-color="font-color" style:font-name-complex="Arial"/>
    </style:style>
    <style:style style:name="T3" style:family="text">
      <style:text-properties fo:color="#000000" fo:language="fi" fo:country="FI" style:text-underline-style="solid" style:text-underline-width="auto" style:text-underline-color="font-color" style:font-name-complex="Arial" style:font-weight-complex="bold"/>
    </style:style>
    <style:style style:name="T4" style:family="text">
      <style:text-properties fo:color="#000000" fo:language="id" fo:country="ID" style:font-name-complex="Arial"/>
    </style:style>
    <style:style style:name="T5" style:family="text">
      <style:text-properties fo:color="#000000" fo:language="id" fo:country="ID" style:text-underline-style="solid" style:text-underline-width="auto" style:text-underline-color="font-color" style:font-name-complex="Arial" style:font-weight-complex="bold"/>
    </style:style>
    <style:style style:name="T6" style:family="text">
      <style:text-properties fo:color="#000000" fo:language="it" fo:country="CH" style:font-name-complex="Arial"/>
    </style:style>
    <style:style style:name="T7" style:family="text">
      <style:text-properties fo:color="#000000" fo:language="it" fo:country="CH" style:font-name-complex="Arial" style:font-weight-complex="bold"/>
    </style:style>
    <style:style style:name="T8" style:family="text">
      <style:text-properties fo:color="#000000" fo:language="it" fo:country="CH" fo:font-style="italic" style:font-style-asian="italic" style:font-name-complex="Arial"/>
    </style:style>
    <style:style style:name="T9" style:family="text">
      <style:text-properties fo:color="#000000" fo:language="en" fo:country="US" style:font-name-complex="Arial"/>
    </style:style>
    <style:style style:name="T10" style:family="text">
      <style:text-properties fo:color="#000000" style:text-underline-style="solid" style:text-underline-width="auto" style:text-underline-color="font-color" style:font-name-complex="Arial" style:font-weight-complex="bold"/>
    </style:style>
    <style:style style:name="T11" style:family="text">
      <style:text-properties fo:color="#000000" style:font-name-complex="Arial" style:font-weight-complex="bold"/>
    </style:style>
    <style:style style:name="T12" style:family="text">
      <style:text-properties fo:font-weight="bold" style:font-weight-asian="bold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{kejaksaan}</text:p>
            <text:p text:style-name="P23"><draw:line text:anchor-type="paragraph" draw:z-index="0" draw:style-name="gr1" draw:text-style-name="P35" svg:x1="0.002in" svg:y1="0.0811in" svg:x2="6.1685in" svg:y2="0.0811in"><text:p/></draw:line></text:p>
          </table:table-cell>
          <table:table-cell table:style-name="Table2.A1" office:value-type="string">
            <text:p text:style-name="Table_20_Contents"><text:s text:c="6"/></text:p>
          </table:table-cell>
        </table:table-row>
      </table:table>
      <text:p text:style-name="P7"><text:tab/><text:tab/><text:tab/><text:tab/><text:tab/><text:tab/><text:tab/><text:tab/><text:tab/><text:tab/><text:tab/> <text:s text:c="4"/><text:span text:style-name="T12">WAS-3<text:tab/>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Nomor</text:p>
            <text:p text:style-name="P8">Sifat</text:p>
            <text:p text:style-name="P8">Lampiran</text:p>
            <text:p text:style-name="P8">Perihal</text:p>
          </table:table-cell>
          <table:table-cell table:style-name="Table1.A1" office:value-type="string">
            <text:p text:style-name="P9">:</text:p>
            <text:p text:style-name="P9">:</text:p>
            <text:p text:style-name="P9">:</text:p>
            <text:p text:style-name="P9">:</text:p>
          </table:table-cell>
          <table:table-cell table:style-name="Table1.A1" office:value-type="string">
            <text:p text:style-name="P8">R- <text:s/>{nomor}</text:p>
            <text:p text:style-name="P8">Rahasia</text:p>
            <text:p text:style-name="P11">{lampiran} berkas.</text:p>
            <text:p text:style-name="P14"><text:span text:style-name="T1">{perihal} an. Terlapor : <text:s/>{</text:span><text:span text:style-name="T9">namaTerlapor</text:span><text:span text:style-name="T1">}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{tempat}, <text:s/>{tanggal} <text:s text:c="4"/></text:p>
            <text:p text:style-name="P8"/>
            <text:p text:style-name="P12"/>
            <text:p text:style-name="P24">KEPADA YTH.</text:p>
            <text:p text:style-name="P24">{kepada}</text:p>
            <text:p text:style-name="P25">Di -</text:p>
            <text:p text:style-name="P26"><text:span text:style-name="T6"><text:tab/> <text:s/></text:span><text:span text:style-name="T2">{tempat}</text:span></text:p>
          </table:table-cell>
        </table:table-row>
      </table:table>
      <text:p text:style-name="P15"/>
      <text:p text:style-name="P16"><text:span text:style-name="T6">Bersama ini disampaikan </text:span><text:span text:style-name="T4">c</text:span><text:span text:style-name="T6">op</text:span><text:span text:style-name="T4">y</text:span><text:span text:style-name="T6"> surat </text:span><text:span text:style-name="T4">L</text:span><text:span text:style-name="T6">aporan </text:span><text:span text:style-name="T4">P</text:span><text:span text:style-name="T6">engaduan dari {pelapor} tanggal {tanggalLapdu} yang ditujukan kepada {kepada_lapdu1} dan tembusan antara lain kepada {tembusan_lapdu1}, yang pada pokoknya menyampaikan sebagai berikut </text:span><text:span text:style-name="T4"><text:s/></text:span><text:span text:style-name="T6">:</text:span></text:p>
      <text:p text:style-name="P18"><text:span text:style-name="T6">- <text:tab/>Terlapor<text:tab/><text:tab/><text:tab/></text:span><text:span text:style-name="T4"> <text:tab/></text:span><text:span text:style-name="T6">:</text:span><text:span text:style-name="T4"> </text:span><text:span text:style-name="T9">{namaTerlapor}</text:span></text:p>
      <text:p text:style-name="P18"><text:span text:style-name="T6">-<text:tab/>Isi ringkas laporan<text:tab/></text:span><text:span text:style-name="T4"><text:tab/><text:tab/><text:tab/>: </text:span><text:span text:style-name="T6">{ringkasan}</text:span></text:p>
      <text:p text:style-name="P17"><text:span text:style-name="T6">Sehubungan dengan hal tersebut diminta Saudara </text:span><text:span text:style-name="T4">untuk :</text:span></text:p>
      <text:list xml:id="list4345765651347045776" text:style-name="WW8Num2">
        <text:list-item>
          <text:p text:style-name="P27"><text:span text:style-name="T4">M</text:span><text:span text:style-name="T6">elakukan </text:span><text:span text:style-name="T4">K</text:span><text:span text:style-name="T6">larifikasi </text:span><text:span text:style-name="T4">terhadap</text:span><text:span text:style-name="T6"> </text:span><text:span text:style-name="T4">L</text:span><text:span text:style-name="T6">aporan </text:span><text:span text:style-name="T4">P</text:span><text:span text:style-name="T6">engaduan </text:span><text:span text:style-name="T4">dimaksud antara lain meminta keterangan dan tambahan alat bukti kepada Pelapor. Saksi-saksi lainnya yang terkait serta meminta keterangan Terlapor.</text:span></text:p>
        </text:list-item>
        <text:list-item>
          <text:p text:style-name="P27"><text:span text:style-name="T6">Apabila berdasarkan hasil Klarifikasi ditemukan bukti awal telah terjadi perbuatan pelanggaran disiplin, agar Saudara segera melakukan Inspeksi Kasus </text:span><text:span text:style-name="T4">dengan ketentuan</text:span><text:span text:style-name="T6"> sebagai berikut <text:s text:c="2"/>:</text:span></text:p>
        </text:list-item>
      </text:list>
      <text:list xml:id="list2399141815967346854" text:style-name="WW8Num1">
        <text:list-item>
          <text:p text:style-name="P28"><text:span text:style-name="T6">Pelaksanaan Inspeksi Kasus </text:span><text:span text:style-name="T4">agar berpedoman </text:span><text:span text:style-name="T9">sesuai PERJA Nomor : 015/A/JA/07/2013 </text:span><text:span text:style-name="T4">tentang penyelenggaraan Pengawasan Kejaksaan Republik Indonesia. Perubahan dari PERJA Nomor : PER-022/A/JA/2011 tanggal 18 Maret 2011 tentang Penyelenggaraan Pengawasan Kejaksaan RI.</text:span></text:p>
        </text:list-item>
        <text:list-item>
          <text:p text:style-name="P28"><text:span text:style-name="T6">Apabila Saudara tidak melaksanakan ketentuan poin </text:span><text:span text:style-name="T4">a</text:span><text:span text:style-name="T6"> tersebut di atas, pemeriksaan akan diambil alih oleh Kejaksaan Agung R.I.</text:span></text:p>
        </text:list-item>
        <text:list-item>
          <text:p text:style-name="P28"><text:span text:style-name="T6">Se</text:span><text:span text:style-name="T4">suai</text:span><text:span text:style-name="T6"> dengan Pasal 5 ayat (3) Nota Kesepahaman Jaksa Agung R.I. d</text:span><text:span text:style-name="T4">engan</text:span><text:span text:style-name="T6"> Ketua Komisi Kejaksaan R.I., tembusan Surat Perintah Inspeksi Kasus disampaikan kepada Jaksa Agung R.I.</text:span><text:span text:style-name="T4">,</text:span><text:span text:style-name="T6"> Jaksa Agung Muda Pengawasan</text:span><text:span text:style-name="T8"> </text:span><text:span text:style-name="T4">dan </text:span><text:span text:style-name="T6">Ketua Komisi Kejaksaan R.I.</text:span></text:p>
        </text:list-item>
        <text:list-item>
          <text:p text:style-name="P28"><text:span text:style-name="T6">Apabila </text:span><text:span text:style-name="T4">tidak di</text:span><text:span text:style-name="T6">tindaklanjut</text:span><text:span text:style-name="T4">i</text:span><text:span text:style-name="T6"> tepat waktu akan mempengaruhi konduite Saudara</text:span><text:span text:style-name="T4">.</text:span></text:p>
        </text:list-item>
      </text:list>
      <text:list xml:id="list35379020" text:continue-list="list4345765651347045776" text:style-name="WW8Num2">
        <text:list-item>
          <text:p text:style-name="P29"><text:span text:style-name="T4">Tindak lanjut point. 1 dan atau 2 agar diberitahukan kepada Jaksa Agung Muda Pengawasan dengan</text:span><text:span text:style-name="T6"> menggunakan sarana tercepat</text:span><text:span text:style-name="T4"> </text:span><text:span text:style-name="T6">(faksimile /</text:span><text:span text:style-name="T4"> email</text:span><text:span text:style-name="T9">)</text:span><text:span text:style-name="T4">.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Demikian untuk dilaksanakan.</text:p>
      <text:p text:style-name="P21"/>
      <text:p text:style-name="P21"/>
      <text:p text:style-name="P31">{jabatanPenandatangan}</text:p>
      <text:p text:style-name="P31">{jabatan}</text:p>
      <text:p text:style-name="P31"/>
      <text:p text:style-name="P32"/>
      <text:p text:style-name="P32"/>
      <text:p text:style-name="P33">{namaTandatangan}</text:p>
      <text:p text:style-name="P30">{nipTandatangan}</text:p>
      <text:p text:style-name="P3"/>
      <text:p text:style-name="P13"><text:span text:style-name="T5"><text:s/></text:span><text:span text:style-name="T10">Tembusan</text:span><text:span text:style-name="T11"> : </text:span></text:p>
      <text:p text:style-name="P5">[!-- BEGIN tembusan --]</text:p>
      <text:p text:style-name="P5">{tembusanJabatan}</text:p>
      <text:p text:style-name="P6">[!-- END tembusan --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8Num1z0" style:family="text">
      <style:text-properties fo:color="#000000" style:font-name="Arial" fo:font-size="10pt" fo:language="it" fo:country="CH" style:font-size-asian="10pt" style:font-name-complex="Arial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1909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6909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3.1909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6909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1909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4.6909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1909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6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center" style:justify-single-word="false" fo:text-indent="0in" style:auto-text-indent="false">
        <style:tab-stops>
          <style:tab-stop style:position="3in" style:type="center"/>
          <style:tab-stop style:position="6.3854in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052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1043in" fo:margin-left="0in" fo:margin-right="0in" fo:margin-bottom="0.4709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09:38:00</meta:creation-date>
    <dc:date>2016-11-24T15:20:06.08</dc:date>
    <meta:print-date>2010-11-07T07:08:00</meta:print-date>
    <meta:editing-cycles>96</meta:editing-cycles>
    <meta:editing-duration>PT8H38M41S</meta:editing-duration>
    <meta:generator>OpenOffice/4.1.1$Win32 OpenOffice.org_project/411m6$Build-9775</meta:generator>
    <dc:creator>hadi wibowo</dc:creator>
    <meta:document-statistic meta:table-count="2" meta:image-count="0" meta:object-count="0" meta:page-count="2" meta:paragraph-count="40" meta:word-count="266" meta:character-count="1962"/>
  </office:meta>
</office:document-meta>
</file>